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56cm" fo:min-width="3.3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72bf44" draw:textarea-horizontal-align="justify" draw:textarea-vertical-align="middle" draw:auto-grow-height="false" fo:min-height="3.56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29cm"/>
    </style:style>
    <style:style style:name="gr7" style:family="graphic" style:parent-style-name="standard">
      <style:graphic-properties draw:fill-color="#72bf44" draw:textarea-horizontal-align="justify" draw:textarea-vertical-align="middle" draw:auto-grow-height="false" fo:min-height="0.386cm" fo:min-width="1.501cm"/>
    </style:style>
    <style:style style:name="gr8" style:family="graphic" style:parent-style-name="standard">
      <style:graphic-properties draw:fill-color="#72bf44" draw:textarea-horizontal-align="justify" draw:textarea-vertical-align="middle" draw:auto-grow-height="false" fo:min-height="1.752cm" fo:min-width="0.13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12" style:family="graphic" style:parent-style-name="standard">
      <style:graphic-properties draw:textarea-horizontal-align="justify" draw:textarea-vertical-align="middle" draw:auto-grow-height="false" fo:min-height="3.56cm" fo:min-width="3.3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bf44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72bf44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.81cm" svg:height="3.81cm" svg:x="1.524cm" svg:y="1.0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24cm" svg:y1="1.016cm" svg:x2="5.334cm" svg:y2="4.826cm">
          <text:p/>
        </draw:line>
        <draw:line draw:style-name="gr2" draw:text-style-name="P2" draw:layer="layout" svg:x1="5.334cm" svg:y1="1.016cm" svg:x2="1.524cm" svg:y2="4.826cm">
          <text:p/>
        </draw:line>
        <draw:custom-shape draw:style-name="gr1" draw:text-style-name="P1" draw:layer="layout" svg:width="3.81cm" svg:height="3.81cm" svg:x="5.334cm" svg:y="1.0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34cm" svg:y1="1.016cm" svg:x2="9.144cm" svg:y2="4.826cm">
          <text:p/>
        </draw:line>
        <draw:line draw:style-name="gr2" draw:text-style-name="P2" draw:layer="layout" svg:x1="9.144cm" svg:y1="1.016cm" svg:x2="5.334cm" svg:y2="4.826cm">
          <text:p/>
        </draw:line>
        <draw:custom-shape draw:style-name="gr1" draw:text-style-name="P1" draw:layer="layout" svg:width="3.81cm" svg:height="3.81cm" svg:x="1.524cm" svg:y="4.82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24cm" svg:y1="4.826cm" svg:x2="5.334cm" svg:y2="8.636cm">
          <text:p/>
        </draw:line>
        <draw:line draw:style-name="gr2" draw:text-style-name="P2" draw:layer="layout" svg:x1="5.334cm" svg:y1="4.826cm" svg:x2="1.524cm" svg:y2="8.636cm">
          <text:p/>
        </draw:line>
        <draw:custom-shape draw:style-name="gr1" draw:text-style-name="P1" draw:layer="layout" svg:width="3.81cm" svg:height="3.81cm" svg:x="5.334cm" svg:y="4.82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34cm" svg:y1="4.826cm" svg:x2="9.144cm" svg:y2="8.636cm">
          <text:p/>
        </draw:line>
        <draw:line draw:style-name="gr2" draw:text-style-name="P2" draw:layer="layout" svg:x1="9.144cm" svg:y1="4.826cm" svg:x2="5.334cm" svg:y2="8.636cm">
          <text:p/>
        </draw:line>
        <draw:custom-shape draw:style-name="gr1" draw:text-style-name="P1" draw:layer="layout" svg:width="3.81cm" svg:height="3.81cm" svg:x="9.144cm" svg:y="4.82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144cm" svg:y1="4.826cm" svg:x2="12.954cm" svg:y2="8.636cm">
          <text:p/>
        </draw:line>
        <draw:line draw:style-name="gr2" draw:text-style-name="P2" draw:layer="layout" svg:x1="12.954cm" svg:y1="4.826cm" svg:x2="9.144cm" svg:y2="8.636cm">
          <text:p/>
        </draw:line>
        <draw:custom-shape draw:style-name="gr1" draw:text-style-name="P1" draw:layer="layout" svg:width="3.81cm" svg:height="3.81cm" svg:x="1.524cm" svg:y="8.63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24cm" svg:y1="8.636cm" svg:x2="5.334cm" svg:y2="12.446cm">
          <text:p/>
        </draw:line>
        <draw:line draw:style-name="gr2" draw:text-style-name="P2" draw:layer="layout" svg:x1="5.334cm" svg:y1="8.636cm" svg:x2="1.524cm" svg:y2="12.446cm">
          <text:p/>
        </draw:line>
        <draw:custom-shape draw:style-name="gr1" draw:text-style-name="P1" draw:layer="layout" svg:width="3.81cm" svg:height="3.81cm" svg:x="5.334cm" svg:y="8.63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34cm" svg:y1="8.636cm" svg:x2="9.144cm" svg:y2="12.446cm">
          <text:p/>
        </draw:line>
        <draw:line draw:style-name="gr2" draw:text-style-name="P2" draw:layer="layout" svg:x1="9.144cm" svg:y1="8.636cm" svg:x2="5.334cm" svg:y2="12.446cm">
          <text:p/>
        </draw:line>
        <draw:custom-shape draw:style-name="gr1" draw:text-style-name="P1" draw:layer="layout" svg:width="3.81cm" svg:height="3.81cm" svg:x="1.524cm" svg:y="1.0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24cm" svg:y1="1.016cm" svg:x2="5.334cm" svg:y2="4.826cm">
          <text:p/>
        </draw:line>
        <draw:line draw:style-name="gr2" draw:text-style-name="P2" draw:layer="layout" svg:x1="5.334cm" svg:y1="1.016cm" svg:x2="1.524cm" svg:y2="4.826cm">
          <text:p/>
        </draw:line>
        <draw:custom-shape draw:style-name="gr1" draw:text-style-name="P1" draw:layer="layout" svg:width="3.81cm" svg:height="3.81cm" svg:x="1.524cm" svg:y="1.0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24cm" svg:y1="1.016cm" svg:x2="5.334cm" svg:y2="4.826cm">
          <text:p/>
        </draw:line>
        <draw:line draw:style-name="gr2" draw:text-style-name="P2" draw:layer="layout" svg:x1="5.334cm" svg:y1="1.016cm" svg:x2="1.524cm" svg:y2="4.826cm">
          <text:p/>
        </draw:line>
        <draw:custom-shape draw:style-name="gr1" draw:text-style-name="P1" draw:layer="layout" svg:width="3.81cm" svg:height="3.81cm" svg:x="9.144cm" svg:y="8.63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144cm" svg:y1="8.636cm" svg:x2="12.954cm" svg:y2="12.446cm">
          <text:p/>
        </draw:line>
        <draw:line draw:style-name="gr2" draw:text-style-name="P2" draw:layer="layout" svg:x1="12.954cm" svg:y1="8.636cm" svg:x2="9.144cm" svg:y2="12.446cm">
          <text:p/>
        </draw:line>
        <draw:custom-shape draw:style-name="gr3" draw:text-style-name="P3" draw:layer="layout" svg:width="3.81cm" svg:height="3.81cm" svg:x="9.144cm" svg:y="1.016cm">
          <text:p text:style-name="P1">+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4.732cm" svg:y="1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8.542cm" svg:y="1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4.73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8.54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22.35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4.732cm" svg:y="8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8.542cm" svg:y="8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4.732cm" svg:y="1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4.732cm" svg:y="1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22.352cm" svg:y="8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3.81cm" svg:x="22.352cm" svg:y="1.016cm">
          <text:p text:style-name="P1">+1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085cm" svg:height="0.962cm" svg:x="2.487cm" svg:y="8.79cm">
          <draw:text-box>
            <text:p>0.961</text:p>
          </draw:text-box>
        </draw:frame>
        <draw:frame draw:style-name="gr4" draw:text-style-name="P4" draw:layer="layout" svg:width="2.085cm" svg:height="0.962cm" svg:x="2.487cm" svg:y="11.43cm">
          <draw:text-box>
            <text:p>0.951</text:p>
          </draw:text-box>
        </draw:frame>
        <draw:frame draw:style-name="gr5" draw:text-style-name="P4" draw:layer="layout" svg:width="1.734cm" svg:height="0.962cm" svg:x="3.791cm" svg:y="10.027cm">
          <draw:text-box>
            <text:p>0.96</text:p>
          </draw:text-box>
        </draw:frame>
        <draw:frame draw:style-name="gr4" draw:text-style-name="P4" draw:layer="layout" svg:width="2.085cm" svg:height="0.962cm" svg:x="1.37cm" svg:y="10.06cm">
          <draw:text-box>
            <text:p>0.951</text:p>
          </draw:text-box>
        </draw:frame>
        <draw:frame draw:style-name="gr4" draw:text-style-name="P4" draw:layer="layout" svg:width="2.085cm" svg:height="0.962cm" svg:x="6.263cm" svg:y="8.824cm">
          <draw:text-box>
            <text:p>0.969</text:p>
          </draw:text-box>
        </draw:frame>
        <draw:frame draw:style-name="gr6" draw:text-style-name="P4" draw:layer="layout" svg:width="5.629cm" svg:height="0.962cm" svg:x="0.762cm" svg:y="0cm">
          <draw:text-box>
            <text:p>MDP – No Spilling</text:p>
          </draw:text-box>
        </draw:frame>
        <draw:frame draw:style-name="gr4" draw:text-style-name="P4" draw:layer="layout" svg:width="2.085cm" svg:height="0.962cm" svg:x="7.264cm" svg:y="10.024cm">
          <draw:text-box>
            <text:p>0.969</text:p>
          </draw:text-box>
        </draw:frame>
        <draw:frame draw:style-name="gr4" draw:text-style-name="P4" draw:layer="layout" svg:width="2.085cm" svg:height="0.962cm" svg:x="6.264cm" svg:y="11.424cm">
          <draw:text-box>
            <text:p>0.959</text:p>
          </draw:text-box>
        </draw:frame>
        <draw:frame draw:style-name="gr4" draw:text-style-name="P4" draw:layer="layout" svg:width="2.085cm" svg:height="0.962cm" svg:x="5.164cm" svg:y="10.024cm">
          <draw:text-box>
            <text:p>0.951</text:p>
          </draw:text-box>
        </draw:frame>
        <draw:frame draw:style-name="gr4" draw:text-style-name="P4" draw:layer="layout" svg:width="2.085cm" svg:height="0.962cm" svg:x="9.989cm" svg:y="8.884cm">
          <draw:text-box>
            <text:p>0.978</text:p>
          </draw:text-box>
        </draw:frame>
        <draw:frame draw:style-name="gr4" draw:text-style-name="P4" draw:layer="layout" svg:width="2.085cm" svg:height="0.962cm" svg:x="10.99cm" svg:y="10.084cm">
          <draw:text-box>
            <text:p>0.968</text:p>
          </draw:text-box>
        </draw:frame>
        <draw:frame draw:style-name="gr4" draw:text-style-name="P4" draw:layer="layout" svg:width="2.085cm" svg:height="0.962cm" svg:x="9.99cm" svg:y="11.484cm">
          <draw:text-box>
            <text:p>0.968</text:p>
          </draw:text-box>
        </draw:frame>
        <draw:frame draw:style-name="gr4" draw:text-style-name="P4" draw:layer="layout" svg:width="2.085cm" svg:height="0.962cm" svg:x="9.023cm" svg:y="10.118cm">
          <draw:text-box>
            <text:p>0.959</text:p>
          </draw:text-box>
        </draw:frame>
        <draw:frame draw:style-name="gr5" draw:text-style-name="P4" draw:layer="layout" svg:width="1.734cm" svg:height="0.962cm" svg:x="2.569cm" svg:y="5.026cm">
          <draw:text-box>
            <text:p>0.97</text:p>
          </draw:text-box>
        </draw:frame>
        <draw:frame draw:style-name="gr4" draw:text-style-name="P4" draw:layer="layout" svg:width="2.085cm" svg:height="0.962cm" svg:x="3.47cm" svg:y="6.226cm">
          <draw:text-box>
            <text:p>0.971</text:p>
          </draw:text-box>
        </draw:frame>
        <draw:frame draw:style-name="gr4" draw:text-style-name="P4" draw:layer="layout" svg:width="2.085cm" svg:height="0.962cm" svg:x="2.47cm" svg:y="7.626cm">
          <draw:text-box>
            <text:p>0.952</text:p>
          </draw:text-box>
        </draw:frame>
        <draw:frame draw:style-name="gr4" draw:text-style-name="P4" draw:layer="layout" svg:width="2.085cm" svg:height="0.962cm" svg:x="1.37cm" svg:y="6.226cm">
          <draw:text-box>
            <text:p>0.961</text:p>
          </draw:text-box>
        </draw:frame>
        <draw:frame draw:style-name="gr4" draw:text-style-name="P4" draw:layer="layout" svg:width="2.085cm" svg:height="0.962cm" svg:x="6.212cm" svg:y="5.026cm">
          <draw:text-box>
            <text:p>0.979</text:p>
          </draw:text-box>
        </draw:frame>
        <draw:frame draw:style-name="gr5" draw:text-style-name="P4" draw:layer="layout" svg:width="1.734cm" svg:height="0.962cm" svg:x="7.413cm" svg:y="6.226cm">
          <draw:text-box>
            <text:p>0.98</text:p>
          </draw:text-box>
        </draw:frame>
        <draw:frame draw:style-name="gr5" draw:text-style-name="P4" draw:layer="layout" svg:width="1.734cm" svg:height="0.962cm" svg:x="6.413cm" svg:y="7.526cm">
          <draw:text-box>
            <text:p>0.96</text:p>
          </draw:text-box>
        </draw:frame>
        <draw:frame draw:style-name="gr5" draw:text-style-name="P4" draw:layer="layout" svg:width="1.734cm" svg:height="0.962cm" svg:x="5.313cm" svg:y="6.226cm">
          <draw:text-box>
            <text:p>0.96</text:p>
          </draw:text-box>
        </draw:frame>
        <draw:frame draw:style-name="gr4" draw:text-style-name="P4" draw:layer="layout" svg:width="2.085cm" svg:height="0.962cm" svg:x="10.022cm" svg:y="5.074cm">
          <draw:text-box>
            <text:p>0.989</text:p>
          </draw:text-box>
        </draw:frame>
        <draw:frame draw:style-name="gr4" draw:text-style-name="P4" draw:layer="layout" svg:width="2.085cm" svg:height="0.962cm" svg:x="11.023cm" svg:y="6.274cm">
          <draw:text-box>
            <text:p>0.979</text:p>
          </draw:text-box>
        </draw:frame>
        <draw:frame draw:style-name="gr4" draw:text-style-name="P4" draw:layer="layout" svg:width="2.085cm" svg:height="0.962cm" svg:x="10.023cm" svg:y="7.674cm">
          <draw:text-box>
            <text:p>0.968</text:p>
          </draw:text-box>
        </draw:frame>
        <draw:frame draw:style-name="gr4" draw:text-style-name="P4" draw:layer="layout" svg:width="2.085cm" svg:height="0.962cm" svg:x="8.923cm" svg:y="6.274cm">
          <draw:text-box>
            <text:p>0.969</text:p>
          </draw:text-box>
        </draw:frame>
        <draw:frame draw:style-name="gr5" draw:text-style-name="P4" draw:layer="layout" svg:width="1.734cm" svg:height="0.962cm" svg:x="2.602cm" svg:y="1.164cm">
          <draw:text-box>
            <text:p>0.97</text:p>
          </draw:text-box>
        </draw:frame>
        <draw:frame draw:style-name="gr5" draw:text-style-name="P4" draw:layer="layout" svg:width="1.734cm" svg:height="0.962cm" svg:x="3.603cm" svg:y="2.464cm">
          <draw:text-box>
            <text:p>0.98</text:p>
          </draw:text-box>
        </draw:frame>
        <draw:frame draw:style-name="gr4" draw:text-style-name="P4" draw:layer="layout" svg:width="2.085cm" svg:height="0.962cm" svg:x="2.503cm" svg:y="3.764cm">
          <draw:text-box>
            <text:p>0.962</text:p>
          </draw:text-box>
        </draw:frame>
        <draw:frame draw:style-name="gr5" draw:text-style-name="P4" draw:layer="layout" svg:width="1.734cm" svg:height="0.962cm" svg:x="1.503cm" svg:y="2.464cm">
          <draw:text-box>
            <text:p>0.97</text:p>
          </draw:text-box>
        </draw:frame>
        <draw:frame draw:style-name="gr5" draw:text-style-name="P4" draw:layer="layout" svg:width="1.734cm" svg:height="0.962cm" svg:x="6.479cm" svg:y="1.124cm">
          <draw:text-box>
            <text:p>0.98</text:p>
          </draw:text-box>
        </draw:frame>
        <draw:frame draw:style-name="gr5" draw:text-style-name="P4" draw:layer="layout" svg:width="1.734cm" svg:height="0.962cm" svg:x="7.38cm" svg:y="2.424cm">
          <draw:text-box>
            <text:p>0.99</text:p>
          </draw:text-box>
        </draw:frame>
        <draw:frame draw:style-name="gr4" draw:text-style-name="P4" draw:layer="layout" svg:width="2.085cm" svg:height="0.962cm" svg:x="6.28cm" svg:y="3.824cm">
          <draw:text-box>
            <text:p>0.971</text:p>
          </draw:text-box>
        </draw:frame>
        <draw:frame draw:style-name="gr4" draw:text-style-name="P4" draw:layer="layout" svg:width="2.085cm" svg:height="0.962cm" svg:x="5.18cm" svg:y="2.424cm">
          <draw:text-box>
            <text:p>0.969</text:p>
          </draw:text-box>
        </draw:frame>
        <draw:custom-shape draw:style-name="gr7" draw:text-style-name="P5" draw:layer="layout" svg:width="2.286cm" svg:height="1.27cm" svg:x="15.494cm" svg:y="2.2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2.286cm" svg:height="1.27cm" svg:x="19.304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2.286cm" svg:height="1.27cm" svg:x="19.304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2.286cm" svg:height="1.27cm" svg:x="19.305cm" svg:y="2.2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1.27cm" svg:height="2.286cm" svg:x="23.522cm" svg:y="5.5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1.27cm" svg:height="2.286cm" svg:x="23.622cm" svg:y="9.39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2.286cm" svg:height="1.27cm" svg:x="15.494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1.27cm" svg:height="2.286cm" svg:x="16.002cm" svg:y="9.39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3.81cm" svg:height="3.81cm" svg:x="1.524cm" svg:y="1.01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24cm" svg:y1="1.017cm" svg:x2="5.334cm" svg:y2="4.827cm">
          <text:p/>
        </draw:line>
        <draw:line draw:style-name="gr2" draw:text-style-name="P2" draw:layer="layout" svg:x1="5.334cm" svg:y1="1.017cm" svg:x2="1.524cm" svg:y2="4.827cm">
          <text:p/>
        </draw:line>
        <draw:custom-shape draw:style-name="gr1" draw:text-style-name="P1" draw:layer="layout" svg:width="3.81cm" svg:height="3.81cm" svg:x="5.334cm" svg:y="1.01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34cm" svg:y1="1.017cm" svg:x2="9.144cm" svg:y2="4.827cm">
          <text:p/>
        </draw:line>
        <draw:line draw:style-name="gr2" draw:text-style-name="P2" draw:layer="layout" svg:x1="9.144cm" svg:y1="1.017cm" svg:x2="5.334cm" svg:y2="4.827cm">
          <text:p/>
        </draw:line>
        <draw:custom-shape draw:style-name="gr1" draw:text-style-name="P1" draw:layer="layout" svg:width="3.81cm" svg:height="3.81cm" svg:x="1.524cm" svg:y="4.8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24cm" svg:y1="4.827cm" svg:x2="5.334cm" svg:y2="8.637cm">
          <text:p/>
        </draw:line>
        <draw:line draw:style-name="gr2" draw:text-style-name="P2" draw:layer="layout" svg:x1="5.334cm" svg:y1="4.827cm" svg:x2="1.524cm" svg:y2="8.637cm">
          <text:p/>
        </draw:line>
        <draw:custom-shape draw:style-name="gr1" draw:text-style-name="P1" draw:layer="layout" svg:width="3.81cm" svg:height="3.81cm" svg:x="5.334cm" svg:y="4.8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34cm" svg:y1="4.827cm" svg:x2="9.144cm" svg:y2="8.637cm">
          <text:p/>
        </draw:line>
        <draw:line draw:style-name="gr2" draw:text-style-name="P2" draw:layer="layout" svg:x1="9.144cm" svg:y1="4.827cm" svg:x2="5.334cm" svg:y2="8.637cm">
          <text:p/>
        </draw:line>
        <draw:custom-shape draw:style-name="gr1" draw:text-style-name="P1" draw:layer="layout" svg:width="3.81cm" svg:height="3.81cm" svg:x="9.144cm" svg:y="4.8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144cm" svg:y1="4.827cm" svg:x2="12.954cm" svg:y2="8.637cm">
          <text:p/>
        </draw:line>
        <draw:line draw:style-name="gr2" draw:text-style-name="P2" draw:layer="layout" svg:x1="12.954cm" svg:y1="4.827cm" svg:x2="9.144cm" svg:y2="8.637cm">
          <text:p/>
        </draw:line>
        <draw:custom-shape draw:style-name="gr1" draw:text-style-name="P1" draw:layer="layout" svg:width="3.81cm" svg:height="3.81cm" svg:x="1.524cm" svg:y="8.6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24cm" svg:y1="8.637cm" svg:x2="5.334cm" svg:y2="12.447cm">
          <text:p/>
        </draw:line>
        <draw:line draw:style-name="gr2" draw:text-style-name="P2" draw:layer="layout" svg:x1="5.334cm" svg:y1="8.637cm" svg:x2="1.524cm" svg:y2="12.447cm">
          <text:p/>
        </draw:line>
        <draw:custom-shape draw:style-name="gr1" draw:text-style-name="P1" draw:layer="layout" svg:width="3.81cm" svg:height="3.81cm" svg:x="5.334cm" svg:y="8.6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34cm" svg:y1="8.637cm" svg:x2="9.144cm" svg:y2="12.447cm">
          <text:p/>
        </draw:line>
        <draw:line draw:style-name="gr2" draw:text-style-name="P2" draw:layer="layout" svg:x1="9.144cm" svg:y1="8.637cm" svg:x2="5.334cm" svg:y2="12.447cm">
          <text:p/>
        </draw:line>
        <draw:custom-shape draw:style-name="gr1" draw:text-style-name="P1" draw:layer="layout" svg:width="3.81cm" svg:height="3.81cm" svg:x="1.524cm" svg:y="1.01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24cm" svg:y1="1.017cm" svg:x2="5.334cm" svg:y2="4.827cm">
          <text:p/>
        </draw:line>
        <draw:line draw:style-name="gr2" draw:text-style-name="P2" draw:layer="layout" svg:x1="5.334cm" svg:y1="1.017cm" svg:x2="1.524cm" svg:y2="4.827cm">
          <text:p/>
        </draw:line>
        <draw:custom-shape draw:style-name="gr1" draw:text-style-name="P1" draw:layer="layout" svg:width="3.81cm" svg:height="3.81cm" svg:x="1.524cm" svg:y="1.01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24cm" svg:y1="1.017cm" svg:x2="5.334cm" svg:y2="4.827cm">
          <text:p/>
        </draw:line>
        <draw:line draw:style-name="gr2" draw:text-style-name="P2" draw:layer="layout" svg:x1="5.334cm" svg:y1="1.017cm" svg:x2="1.524cm" svg:y2="4.827cm">
          <text:p/>
        </draw:line>
        <draw:custom-shape draw:style-name="gr1" draw:text-style-name="P1" draw:layer="layout" svg:width="3.81cm" svg:height="3.81cm" svg:x="9.144cm" svg:y="8.6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144cm" svg:y1="8.637cm" svg:x2="12.954cm" svg:y2="12.447cm">
          <text:p/>
        </draw:line>
        <draw:line draw:style-name="gr2" draw:text-style-name="P2" draw:layer="layout" svg:x1="12.954cm" svg:y1="8.637cm" svg:x2="9.144cm" svg:y2="12.447cm">
          <text:p/>
        </draw:line>
        <draw:custom-shape draw:style-name="gr3" draw:text-style-name="P3" draw:layer="layout" svg:width="3.81cm" svg:height="3.81cm" svg:x="9.144cm" svg:y="1.017cm">
          <text:p text:style-name="P1">+1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085cm" svg:height="0.962cm" svg:x="2.487cm" svg:y="8.791cm">
          <draw:text-box>
            <text:p>0.741</text:p>
          </draw:text-box>
        </draw:frame>
        <draw:frame draw:style-name="gr4" draw:text-style-name="P4" draw:layer="layout" svg:width="2.085cm" svg:height="0.962cm" svg:x="2.487cm" svg:y="11.431cm">
          <draw:text-box>
            <text:p>0.679</text:p>
          </draw:text-box>
        </draw:frame>
        <draw:frame draw:style-name="gr4" draw:text-style-name="P4" draw:layer="layout" svg:width="2.085cm" svg:height="0.962cm" svg:x="3.491cm" svg:y="10.028cm">
          <draw:text-box>
            <text:p>0.736</text:p>
          </draw:text-box>
        </draw:frame>
        <draw:frame draw:style-name="gr4" draw:text-style-name="P4" draw:layer="layout" svg:width="2.085cm" svg:height="0.962cm" svg:x="1.37cm" svg:y="10.061cm">
          <draw:text-box>
            <text:p>0.679</text:p>
          </draw:text-box>
        </draw:frame>
        <draw:frame draw:style-name="gr4" draw:text-style-name="P4" draw:layer="layout" svg:width="2.085cm" svg:height="0.962cm" svg:x="6.263cm" svg:y="8.825cm">
          <draw:text-box>
            <text:p>0.792</text:p>
          </draw:text-box>
        </draw:frame>
        <draw:frame draw:style-name="gr10" draw:text-style-name="P4" draw:layer="layout" svg:width="5.104cm" svg:height="0.962cm" svg:x="0.762cm" svg:y="0.001cm">
          <draw:text-box>
            <text:p>MDP w/ Spilling.</text:p>
          </draw:text-box>
        </draw:frame>
        <draw:frame draw:style-name="gr4" draw:text-style-name="P4" draw:layer="layout" svg:width="2.085cm" svg:height="0.962cm" svg:x="7.264cm" svg:y="10.025cm">
          <draw:text-box>
            <text:p>0.792</text:p>
          </draw:text-box>
        </draw:frame>
        <draw:frame draw:style-name="gr4" draw:text-style-name="P4" draw:layer="layout" svg:width="2.085cm" svg:height="0.962cm" svg:x="6.264cm" svg:y="11.425cm">
          <draw:text-box>
            <text:p>0.729</text:p>
          </draw:text-box>
        </draw:frame>
        <draw:frame draw:style-name="gr4" draw:text-style-name="P4" draw:layer="layout" svg:width="2.085cm" svg:height="0.962cm" svg:x="5.164cm" svg:y="10.025cm">
          <draw:text-box>
            <text:p>0.679</text:p>
          </draw:text-box>
        </draw:frame>
        <draw:frame draw:style-name="gr5" draw:text-style-name="P4" draw:layer="layout" svg:width="1.734cm" svg:height="0.962cm" svg:x="10.189cm" svg:y="8.885cm">
          <draw:text-box>
            <text:p>0.85</text:p>
          </draw:text-box>
        </draw:frame>
        <draw:frame draw:style-name="gr4" draw:text-style-name="P4" draw:layer="layout" svg:width="2.085cm" svg:height="0.962cm" svg:x="10.99cm" svg:y="10.085cm">
          <draw:text-box>
            <text:p>0.785</text:p>
          </draw:text-box>
        </draw:frame>
        <draw:frame draw:style-name="gr4" draw:text-style-name="P4" draw:layer="layout" svg:width="2.085cm" svg:height="0.962cm" svg:x="9.99cm" svg:y="11.485cm">
          <draw:text-box>
            <text:p>0.785</text:p>
          </draw:text-box>
        </draw:frame>
        <draw:frame draw:style-name="gr4" draw:text-style-name="P4" draw:layer="layout" svg:width="2.085cm" svg:height="0.962cm" svg:x="9.023cm" svg:y="10.119cm">
          <draw:text-box>
            <text:p>0.729</text:p>
          </draw:text-box>
        </draw:frame>
        <draw:frame draw:style-name="gr4" draw:text-style-name="P4" draw:layer="layout" svg:width="2.085cm" svg:height="0.962cm" svg:x="2.469cm" svg:y="5.027cm">
          <draw:text-box>
            <text:p>0.797</text:p>
          </draw:text-box>
        </draw:frame>
        <draw:frame draw:style-name="gr4" draw:text-style-name="P4" draw:layer="layout" svg:width="2.085cm" svg:height="0.962cm" svg:x="3.47cm" svg:y="6.227cm">
          <draw:text-box>
            <text:p>0.804</text:p>
          </draw:text-box>
        </draw:frame>
        <draw:frame draw:style-name="gr4" draw:text-style-name="P4" draw:layer="layout" svg:width="2.085cm" svg:height="0.962cm" svg:x="2.47cm" svg:y="7.627cm">
          <draw:text-box>
            <text:p>0.684</text:p>
          </draw:text-box>
        </draw:frame>
        <draw:frame draw:style-name="gr4" draw:text-style-name="P4" draw:layer="layout" svg:width="2.085cm" svg:height="0.962cm" svg:x="1.37cm" svg:y="6.297cm">
          <draw:text-box>
            <text:p>0.741</text:p>
          </draw:text-box>
        </draw:frame>
        <draw:frame draw:style-name="gr4" draw:text-style-name="P4" draw:layer="layout" svg:width="2.085cm" svg:height="0.962cm" svg:x="6.212cm" svg:y="5.027cm">
          <draw:text-box>
            <text:p>0.856</text:p>
          </draw:text-box>
        </draw:frame>
        <draw:frame draw:style-name="gr4" draw:text-style-name="P4" draw:layer="layout" svg:width="2.085cm" svg:height="0.962cm" svg:x="7.213cm" svg:y="6.227cm">
          <draw:text-box>
            <text:p>0.863</text:p>
          </draw:text-box>
        </draw:frame>
        <draw:frame draw:style-name="gr4" draw:text-style-name="P4" draw:layer="layout" svg:width="2.085cm" svg:height="0.962cm" svg:x="6.413cm" svg:y="7.527cm">
          <draw:text-box>
            <text:p>0.734</text:p>
          </draw:text-box>
        </draw:frame>
        <draw:frame draw:style-name="gr4" draw:text-style-name="P4" draw:layer="layout" svg:width="2.085cm" svg:height="0.962cm" svg:x="5.213cm" svg:y="6.227cm">
          <draw:text-box>
            <text:p>0.734</text:p>
          </draw:text-box>
        </draw:frame>
        <draw:frame draw:style-name="gr4" draw:text-style-name="P4" draw:layer="layout" svg:width="2.085cm" svg:height="0.962cm" svg:x="10.022cm" svg:y="5.075cm">
          <draw:text-box>
            <text:p>0.924</text:p>
          </draw:text-box>
        </draw:frame>
        <draw:frame draw:style-name="gr4" draw:text-style-name="P4" draw:layer="layout" svg:width="2.085cm" svg:height="0.962cm" svg:x="11.023cm" svg:y="6.275cm">
          <draw:text-box>
            <text:p>0.856</text:p>
          </draw:text-box>
        </draw:frame>
        <draw:frame draw:style-name="gr4" draw:text-style-name="P4" draw:layer="layout" svg:width="2.085cm" svg:height="0.962cm" svg:x="10.023cm" svg:y="7.675cm">
          <draw:text-box>
            <text:p>0.785</text:p>
          </draw:text-box>
        </draw:frame>
        <draw:frame draw:style-name="gr4" draw:text-style-name="P4" draw:layer="layout" svg:width="2.085cm" svg:height="0.962cm" svg:x="8.923cm" svg:y="6.275cm">
          <draw:text-box>
            <text:p>0.791</text:p>
          </draw:text-box>
        </draw:frame>
        <draw:frame draw:style-name="gr4" draw:text-style-name="P4" draw:layer="layout" svg:width="2.085cm" svg:height="0.962cm" svg:x="2.502cm" svg:y="1.165cm">
          <draw:text-box>
            <text:p>0.797</text:p>
          </draw:text-box>
        </draw:frame>
        <draw:frame draw:style-name="gr4" draw:text-style-name="P4" draw:layer="layout" svg:width="2.085cm" svg:height="0.962cm" svg:x="3.459cm" svg:y="2.465cm">
          <draw:text-box>
            <text:p>0.862</text:p>
          </draw:text-box>
        </draw:frame>
        <draw:frame draw:style-name="gr4" draw:text-style-name="P4" draw:layer="layout" svg:width="2.085cm" svg:height="0.962cm" svg:x="2.503cm" svg:y="3.765cm">
          <draw:text-box>
            <text:p>0.746</text:p>
          </draw:text-box>
        </draw:frame>
        <draw:frame draw:style-name="gr4" draw:text-style-name="P4" draw:layer="layout" svg:width="2.085cm" svg:height="0.962cm" svg:x="1.303cm" svg:y="2.465cm">
          <draw:text-box>
            <text:p>0.797</text:p>
          </draw:text-box>
        </draw:frame>
        <draw:frame draw:style-name="gr5" draw:text-style-name="P4" draw:layer="layout" svg:width="1.734cm" svg:height="0.962cm" svg:x="7.38cm" svg:y="2.425cm">
          <draw:text-box>
            <text:p>0.93</text:p>
          </draw:text-box>
        </draw:frame>
        <draw:frame draw:style-name="gr4" draw:text-style-name="P4" draw:layer="layout" svg:width="2.085cm" svg:height="0.962cm" svg:x="6.28cm" svg:y="3.825cm">
          <draw:text-box>
            <text:p>0.804</text:p>
          </draw:text-box>
        </draw:frame>
        <draw:frame draw:style-name="gr4" draw:text-style-name="P4" draw:layer="layout" svg:width="2.085cm" svg:height="0.962cm" svg:x="5.31cm" svg:y="2.453cm">
          <draw:text-box>
            <text:p>0.791</text:p>
          </draw:text-box>
        </draw:frame>
        <draw:frame draw:style-name="gr4" draw:text-style-name="P4" draw:layer="layout" svg:width="2.085cm" svg:height="0.962cm" svg:x="6.162cm" svg:y="1.125cm">
          <draw:text-box>
            <text:p>0.863</text:p>
          </draw:text-box>
        </draw:frame>
        <draw:custom-shape draw:style-name="gr1" draw:text-style-name="P1" draw:layer="layout" svg:width="3.81cm" svg:height="3.81cm" svg:x="14.732cm" svg:y="1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8.542cm" svg:y="1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4.73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8.54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22.35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4.732cm" svg:y="8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8.542cm" svg:y="8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4.732cm" svg:y="1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4.732cm" svg:y="1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22.352cm" svg:y="8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3.81cm" svg:x="22.352cm" svg:y="1.016cm">
          <text:p text:style-name="P1">+1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286cm" svg:height="1.27cm" svg:x="15.494cm" svg:y="2.2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2.286cm" svg:height="1.27cm" svg:x="19.304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2.286cm" svg:height="1.27cm" svg:x="19.304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2.286cm" svg:height="1.27cm" svg:x="19.305cm" svg:y="2.2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1.27cm" svg:height="2.286cm" svg:x="23.522cm" svg:y="5.5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1.27cm" svg:height="2.286cm" svg:x="23.622cm" svg:y="9.39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2.286cm" svg:height="1.27cm" svg:x="15.494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1.27cm" svg:height="2.286cm" svg:x="16.002cm" svg:y="9.39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3.81cm" svg:height="3.81cm" svg:x="1.524cm" svg:y="1.01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24cm" svg:y1="1.017cm" svg:x2="5.334cm" svg:y2="4.827cm">
          <text:p/>
        </draw:line>
        <draw:line draw:style-name="gr2" draw:text-style-name="P2" draw:layer="layout" svg:x1="5.334cm" svg:y1="1.017cm" svg:x2="1.524cm" svg:y2="4.827cm">
          <text:p/>
        </draw:line>
        <draw:custom-shape draw:style-name="gr1" draw:text-style-name="P1" draw:layer="layout" svg:width="3.81cm" svg:height="3.81cm" svg:x="5.334cm" svg:y="1.01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34cm" svg:y1="1.017cm" svg:x2="9.144cm" svg:y2="4.827cm">
          <text:p/>
        </draw:line>
        <draw:line draw:style-name="gr2" draw:text-style-name="P2" draw:layer="layout" svg:x1="9.144cm" svg:y1="1.017cm" svg:x2="5.334cm" svg:y2="4.827cm">
          <text:p/>
        </draw:line>
        <draw:custom-shape draw:style-name="gr1" draw:text-style-name="P1" draw:layer="layout" svg:width="3.81cm" svg:height="3.81cm" svg:x="1.524cm" svg:y="4.8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24cm" svg:y1="4.827cm" svg:x2="5.334cm" svg:y2="8.637cm">
          <text:p/>
        </draw:line>
        <draw:line draw:style-name="gr2" draw:text-style-name="P2" draw:layer="layout" svg:x1="5.334cm" svg:y1="4.827cm" svg:x2="1.524cm" svg:y2="8.637cm">
          <text:p/>
        </draw:line>
        <draw:custom-shape draw:style-name="gr1" draw:text-style-name="P1" draw:layer="layout" svg:width="3.81cm" svg:height="3.81cm" svg:x="5.334cm" svg:y="4.8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34cm" svg:y1="4.827cm" svg:x2="9.144cm" svg:y2="8.637cm">
          <text:p/>
        </draw:line>
        <draw:line draw:style-name="gr2" draw:text-style-name="P2" draw:layer="layout" svg:x1="9.144cm" svg:y1="4.827cm" svg:x2="5.334cm" svg:y2="8.637cm">
          <text:p/>
        </draw:line>
        <draw:custom-shape draw:style-name="gr1" draw:text-style-name="P1" draw:layer="layout" svg:width="3.81cm" svg:height="3.81cm" svg:x="9.144cm" svg:y="4.8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144cm" svg:y1="4.827cm" svg:x2="12.954cm" svg:y2="8.637cm">
          <text:p/>
        </draw:line>
        <draw:line draw:style-name="gr2" draw:text-style-name="P2" draw:layer="layout" svg:x1="12.954cm" svg:y1="4.827cm" svg:x2="9.144cm" svg:y2="8.637cm">
          <text:p/>
        </draw:line>
        <draw:custom-shape draw:style-name="gr1" draw:text-style-name="P1" draw:layer="layout" svg:width="3.81cm" svg:height="3.81cm" svg:x="1.524cm" svg:y="8.6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24cm" svg:y1="8.637cm" svg:x2="5.334cm" svg:y2="12.447cm">
          <text:p/>
        </draw:line>
        <draw:line draw:style-name="gr2" draw:text-style-name="P2" draw:layer="layout" svg:x1="5.334cm" svg:y1="8.637cm" svg:x2="1.524cm" svg:y2="12.447cm">
          <text:p/>
        </draw:line>
        <draw:custom-shape draw:style-name="gr1" draw:text-style-name="P1" draw:layer="layout" svg:width="3.81cm" svg:height="3.81cm" svg:x="5.334cm" svg:y="8.6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34cm" svg:y1="8.637cm" svg:x2="9.144cm" svg:y2="12.447cm">
          <text:p/>
        </draw:line>
        <draw:line draw:style-name="gr2" draw:text-style-name="P2" draw:layer="layout" svg:x1="9.144cm" svg:y1="8.637cm" svg:x2="5.334cm" svg:y2="12.447cm">
          <text:p/>
        </draw:line>
        <draw:custom-shape draw:style-name="gr1" draw:text-style-name="P1" draw:layer="layout" svg:width="3.81cm" svg:height="3.81cm" svg:x="1.524cm" svg:y="1.01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24cm" svg:y1="1.017cm" svg:x2="5.334cm" svg:y2="4.827cm">
          <text:p/>
        </draw:line>
        <draw:line draw:style-name="gr2" draw:text-style-name="P2" draw:layer="layout" svg:x1="5.334cm" svg:y1="1.017cm" svg:x2="1.524cm" svg:y2="4.827cm">
          <text:p/>
        </draw:line>
        <draw:custom-shape draw:style-name="gr1" draw:text-style-name="P1" draw:layer="layout" svg:width="3.81cm" svg:height="3.81cm" svg:x="1.524cm" svg:y="1.01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24cm" svg:y1="1.017cm" svg:x2="5.334cm" svg:y2="4.827cm">
          <text:p/>
        </draw:line>
        <draw:line draw:style-name="gr2" draw:text-style-name="P2" draw:layer="layout" svg:x1="5.334cm" svg:y1="1.017cm" svg:x2="1.524cm" svg:y2="4.827cm">
          <text:p/>
        </draw:line>
        <draw:custom-shape draw:style-name="gr1" draw:text-style-name="P1" draw:layer="layout" svg:width="3.81cm" svg:height="3.81cm" svg:x="9.144cm" svg:y="8.6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144cm" svg:y1="8.637cm" svg:x2="12.954cm" svg:y2="12.447cm">
          <text:p/>
        </draw:line>
        <draw:line draw:style-name="gr2" draw:text-style-name="P2" draw:layer="layout" svg:x1="12.954cm" svg:y1="8.637cm" svg:x2="9.144cm" svg:y2="12.447cm">
          <text:p/>
        </draw:line>
        <draw:custom-shape draw:style-name="gr3" draw:text-style-name="P3" draw:layer="layout" svg:width="3.81cm" svg:height="3.81cm" svg:x="9.144cm" svg:y="1.017cm">
          <text:p text:style-name="P1">+1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085cm" svg:height="0.962cm" svg:x="2.487cm" svg:y="8.791cm">
          <draw:text-box>
            <text:p>0.727</text:p>
          </draw:text-box>
        </draw:frame>
        <draw:frame draw:style-name="gr4" draw:text-style-name="P4" draw:layer="layout" svg:width="2.085cm" svg:height="0.962cm" svg:x="2.487cm" svg:y="11.431cm">
          <draw:text-box>
            <text:p>0.675</text:p>
          </draw:text-box>
        </draw:frame>
        <draw:frame draw:style-name="gr4" draw:text-style-name="P4" draw:layer="layout" svg:width="2.085cm" svg:height="0.962cm" svg:x="3.491cm" svg:y="10.028cm">
          <draw:text-box>
            <text:p>0.660</text:p>
          </draw:text-box>
        </draw:frame>
        <draw:frame draw:style-name="gr4" draw:text-style-name="P4" draw:layer="layout" svg:width="2.085cm" svg:height="0.962cm" svg:x="1.37cm" svg:y="10.061cm">
          <draw:text-box>
            <text:p>0.675</text:p>
          </draw:text-box>
        </draw:frame>
        <draw:frame draw:style-name="gr4" draw:text-style-name="P4" draw:layer="layout" svg:width="2.085cm" svg:height="0.962cm" svg:x="6.263cm" svg:y="8.825cm">
          <draw:text-box>
            <text:p>0.714</text:p>
          </draw:text-box>
        </draw:frame>
        <draw:frame draw:style-name="gr11" draw:text-style-name="P4" draw:layer="layout" svg:width="2.758cm" svg:height="0.962cm" svg:x="0.762cm" svg:y="0.001cm">
          <draw:text-box>
            <text:p>FRMDP</text:p>
          </draw:text-box>
        </draw:frame>
        <draw:frame draw:style-name="gr4" draw:text-style-name="P4" draw:layer="layout" svg:width="2.085cm" svg:height="0.962cm" svg:x="7.264cm" svg:y="10.025cm">
          <draw:text-box>
            <text:p>0.793</text:p>
          </draw:text-box>
        </draw:frame>
        <draw:frame draw:style-name="gr4" draw:text-style-name="P4" draw:layer="layout" svg:width="2.085cm" svg:height="0.962cm" svg:x="6.264cm" svg:y="11.425cm">
          <draw:text-box>
            <text:p>0.654</text:p>
          </draw:text-box>
        </draw:frame>
        <draw:frame draw:style-name="gr4" draw:text-style-name="P4" draw:layer="layout" svg:width="2.085cm" svg:height="0.962cm" svg:x="5.164cm" svg:y="10.025cm">
          <draw:text-box>
            <text:p>0.675</text:p>
          </draw:text-box>
        </draw:frame>
        <draw:frame draw:style-name="gr4" draw:text-style-name="P4" draw:layer="layout" svg:width="2.085cm" svg:height="0.962cm" svg:x="9.989cm" svg:y="8.885cm">
          <draw:text-box>
            <text:p>0.842</text:p>
          </draw:text-box>
        </draw:frame>
        <draw:frame draw:style-name="gr4" draw:text-style-name="P4" draw:layer="layout" svg:width="2.085cm" svg:height="0.962cm" svg:x="10.99cm" svg:y="10.085cm">
          <draw:text-box>
            <text:p>0.786</text:p>
          </draw:text-box>
        </draw:frame>
        <draw:frame draw:style-name="gr4" draw:text-style-name="P4" draw:layer="layout" svg:width="2.085cm" svg:height="0.962cm" svg:x="9.99cm" svg:y="11.485cm">
          <draw:text-box>
            <text:p>0.786</text:p>
          </draw:text-box>
        </draw:frame>
        <draw:frame draw:style-name="gr4" draw:text-style-name="P4" draw:layer="layout" svg:width="2.085cm" svg:height="0.962cm" svg:x="9.023cm" svg:y="10.119cm">
          <draw:text-box>
            <text:p>0.654</text:p>
          </draw:text-box>
        </draw:frame>
        <draw:frame draw:style-name="gr4" draw:text-style-name="P4" draw:layer="layout" svg:width="2.085cm" svg:height="0.962cm" svg:x="2.569cm" svg:y="5.027cm">
          <draw:text-box>
            <text:p>0.803</text:p>
          </draw:text-box>
        </draw:frame>
        <draw:frame draw:style-name="gr4" draw:text-style-name="P4" draw:layer="layout" svg:width="2.085cm" svg:height="0.962cm" svg:x="3.47cm" svg:y="6.227cm">
          <draw:text-box>
            <text:p>0.724</text:p>
          </draw:text-box>
        </draw:frame>
        <draw:frame draw:style-name="gr4" draw:text-style-name="P4" draw:layer="layout" svg:width="2.085cm" svg:height="0.962cm" svg:x="2.47cm" svg:y="7.627cm">
          <draw:text-box>
            <text:p>0.673</text:p>
          </draw:text-box>
        </draw:frame>
        <draw:frame draw:style-name="gr4" draw:text-style-name="P4" draw:layer="layout" svg:width="2.085cm" svg:height="0.962cm" svg:x="1.37cm" svg:y="6.227cm">
          <draw:text-box>
            <text:p>0.727</text:p>
          </draw:text-box>
        </draw:frame>
        <draw:frame draw:style-name="gr4" draw:text-style-name="P4" draw:layer="layout" svg:width="2.085cm" svg:height="0.962cm" svg:x="6.212cm" svg:y="5.027cm">
          <draw:text-box>
            <text:p>0.820</text:p>
          </draw:text-box>
        </draw:frame>
        <draw:frame draw:style-name="gr4" draw:text-style-name="P4" draw:layer="layout" svg:width="2.085cm" svg:height="0.962cm" svg:x="7.313cm" svg:y="6.227cm">
          <draw:text-box>
            <text:p>0.867</text:p>
          </draw:text-box>
        </draw:frame>
        <draw:frame draw:style-name="gr4" draw:text-style-name="P4" draw:layer="layout" svg:width="2.085cm" svg:height="0.962cm" svg:x="6.313cm" svg:y="7.527cm">
          <draw:text-box>
            <text:p>0.667</text:p>
          </draw:text-box>
        </draw:frame>
        <draw:frame draw:style-name="gr4" draw:text-style-name="P4" draw:layer="layout" svg:width="2.085cm" svg:height="0.962cm" svg:x="5.313cm" svg:y="6.227cm">
          <draw:text-box>
            <text:p>0.722</text:p>
          </draw:text-box>
        </draw:frame>
        <draw:frame draw:style-name="gr4" draw:text-style-name="P4" draw:layer="layout" svg:width="2.085cm" svg:height="0.962cm" svg:x="10.022cm" svg:y="5.075cm">
          <draw:text-box>
            <text:p>0.955</text:p>
          </draw:text-box>
        </draw:frame>
        <draw:frame draw:style-name="gr4" draw:text-style-name="P4" draw:layer="layout" svg:width="2.085cm" svg:height="0.962cm" svg:x="11.023cm" svg:y="6.275cm">
          <draw:text-box>
            <text:p>0.856</text:p>
          </draw:text-box>
        </draw:frame>
        <draw:frame draw:style-name="gr4" draw:text-style-name="P4" draw:layer="layout" svg:width="2.085cm" svg:height="0.962cm" svg:x="10.023cm" svg:y="7.675cm">
          <draw:text-box>
            <text:p>0.786</text:p>
          </draw:text-box>
        </draw:frame>
        <draw:frame draw:style-name="gr4" draw:text-style-name="P4" draw:layer="layout" svg:width="2.085cm" svg:height="0.962cm" svg:x="8.923cm" svg:y="6.275cm">
          <draw:text-box>
            <text:p>0.707</text:p>
          </draw:text-box>
        </draw:frame>
        <draw:frame draw:style-name="gr4" draw:text-style-name="P4" draw:layer="layout" svg:width="2.085cm" svg:height="0.962cm" svg:x="2.402cm" svg:y="1.065cm">
          <draw:text-box>
            <text:p>0.803</text:p>
          </draw:text-box>
        </draw:frame>
        <draw:frame draw:style-name="gr4" draw:text-style-name="P4" draw:layer="layout" svg:width="2.085cm" svg:height="0.962cm" svg:x="3.503cm" svg:y="2.365cm">
          <draw:text-box>
            <text:p>0.822</text:p>
          </draw:text-box>
        </draw:frame>
        <draw:frame draw:style-name="gr4" draw:text-style-name="P4" draw:layer="layout" svg:width="2.085cm" svg:height="0.962cm" svg:x="2.503cm" svg:y="3.765cm">
          <draw:text-box>
            <text:p>0.726</text:p>
          </draw:text-box>
        </draw:frame>
        <draw:frame draw:style-name="gr4" draw:text-style-name="P4" draw:layer="layout" svg:width="2.085cm" svg:height="0.962cm" svg:x="1.403cm" svg:y="2.465cm">
          <draw:text-box>
            <text:p>0.803</text:p>
          </draw:text-box>
        </draw:frame>
        <draw:frame draw:style-name="gr4" draw:text-style-name="P4" draw:layer="layout" svg:width="2.085cm" svg:height="0.962cm" svg:x="6.279cm" svg:y="1.125cm">
          <draw:text-box>
            <text:p>0.822</text:p>
          </draw:text-box>
        </draw:frame>
        <draw:frame draw:style-name="gr5" draw:text-style-name="P4" draw:layer="layout" svg:width="1.734cm" svg:height="0.962cm" svg:x="7.38cm" svg:y="2.425cm">
          <draw:text-box>
            <text:p>0.97</text:p>
          </draw:text-box>
        </draw:frame>
        <draw:frame draw:style-name="gr4" draw:text-style-name="P4" draw:layer="layout" svg:width="2.085cm" svg:height="0.962cm" svg:x="6.28cm" svg:y="3.825cm">
          <draw:text-box>
            <text:p>0.727</text:p>
          </draw:text-box>
        </draw:frame>
        <draw:frame draw:style-name="gr4" draw:text-style-name="P4" draw:layer="layout" svg:width="2.085cm" svg:height="0.962cm" svg:x="5.18cm" svg:y="2.425cm">
          <draw:text-box>
            <text:p>0.796</text:p>
          </draw:text-box>
        </draw:frame>
        <draw:custom-shape draw:style-name="gr1" draw:text-style-name="P1" draw:layer="layout" svg:width="3.81cm" svg:height="3.81cm" svg:x="14.732cm" svg:y="1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8.542cm" svg:y="1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4.73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8.54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22.35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4.732cm" svg:y="8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8.542cm" svg:y="8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4.732cm" svg:y="1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4.732cm" svg:y="1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22.352cm" svg:y="8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3.81cm" svg:x="22.352cm" svg:y="1.016cm">
          <text:p text:style-name="P1">+1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286cm" svg:height="1.27cm" svg:x="15.494cm" svg:y="2.2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2.286cm" svg:height="1.27cm" svg:x="19.304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2.286cm" svg:height="1.27cm" svg:x="19.304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2.286cm" svg:height="1.27cm" svg:x="19.305cm" svg:y="2.2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1.27cm" svg:height="2.286cm" svg:x="23.522cm" svg:y="5.5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1.27cm" svg:height="2.286cm" svg:x="23.622cm" svg:y="9.39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1.27cm" svg:height="2.286cm" svg:x="16.002cm" svg:y="9.39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1.27cm" svg:height="2.286cm" svg:x="16.002cm" svg:y="5.5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3.81cm" svg:height="3.81cm" svg:x="1.524cm" svg:y="1.7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3.81cm" svg:x="5.334cm" svg:y="1.778cm">
          <text:p text:style-name="P1">-2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3.81cm" svg:x="1.524cm" svg:y="5.588cm">
          <text:p text:style-name="P1">-3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3.81cm" svg:x="5.334cm" svg:y="5.588cm">
          <text:p text:style-name="P1">-3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3.81cm" svg:x="9.144cm" svg:y="5.588cm">
          <text:p text:style-name="P1">-4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3.81cm" svg:x="1.524cm" svg:y="9.398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3.81cm" svg:x="5.334cm" svg:y="9.398cm">
          <text:p text:style-name="P1">-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.524cm" svg:y="1.7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3.81cm" svg:x="1.524cm" svg:y="1.778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3.81cm" svg:x="9.144cm" svg:y="9.398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3.81cm" svg:x="9.144cm" svg:y="1.77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4.478cm" svg:y="1.7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3.81cm" svg:x="18.288cm" svg:y="1.778cm">
          <text:p text:style-name="P1">5%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3.81cm" svg:x="14.478cm" svg:y="5.588cm">
          <text:p text:style-name="P1">2%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3.81cm" svg:x="18.288cm" svg:y="5.588cm">
          <text:p text:style-name="P1">4%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3.81cm" svg:x="22.098cm" svg:y="5.588cm">
          <text:p text:style-name="P1">2%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3.81cm" svg:x="14.478cm" svg:y="9.398cm">
          <text:p text:style-name="P1">3%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3.81cm" svg:x="18.288cm" svg:y="9.398cm">
          <text:p text:style-name="P1">5%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4.478cm" svg:y="1.7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3.81cm" svg:x="14.478cm" svg:y="1.778cm">
          <text:p text:style-name="P1">1%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3.81cm" svg:x="22.098cm" svg:y="9.398cm">
          <text:p text:style-name="P1">3%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3.81cm" svg:x="22.098cm" svg:y="1.778cm">
          <text:p text:style-name="P1">3%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bf44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14:21:37.095093959</meta:creation-date>
    <dc:date>2018-10-24T19:22:23.321801608</dc:date>
    <meta:editing-duration>PT34M56S</meta:editing-duration>
    <meta:editing-cycles>5</meta:editing-cycles>
    <meta:generator>LibreOffice/6.0.6.2$Linux_X86_64 LibreOffice_project/00m0$Build-2</meta:generator>
    <meta:document-statistic meta:object-count="300"/>
  </office:meta>
</office:document-meta>
</file>